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Штрих_20_точка" draw:fill="none" draw:textarea-vertical-align="middle"/>
    </style:style>
    <style:style style:name="gr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.076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 fo:min-height="0.2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1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.197cm"/>
    </style:style>
    <style:style style:name="gr12" style:family="graphic" style:parent-style-name="objectwithoutfill">
      <style:graphic-properties svg:stroke-width="0.028cm" draw:marker-start-width="0.242cm" draw:marker-end="Small_20_Arrow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start="Small_20_Arrow" draw:marker-end="Small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hatch" draw:fill-hatch-name="Black_20_45_20_Degrees"/>
      <style:paragraph-properties fo:text-align="center"/>
    </style:style>
    <style:style style:name="P5" style:family="paragraph">
      <loext:graphic-properties draw:fill="hatch" draw:fill-hatch-name="Black_20_90_20_Degrees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382cm" svg:y1="2.923cm" svg:x2="5.796cm" svg:y2="2.923cm">
          <text:p/>
        </draw:line>
        <draw:ellipse draw:style-name="gr2" draw:text-style-name="P2" draw:layer="layout" svg:width="2.207cm" svg:height="0.767cm" svg:x="1.382cm" svg:y="2.539cm" draw:kind="arc" draw:start-angle="180" draw:end-angle="0">
          <text:p/>
        </draw:ellipse>
        <draw:ellipse draw:style-name="gr2" draw:text-style-name="P2" draw:layer="layout" svg:width="2.207cm" svg:height="0.767cm" svg:x="3.589cm" svg:y="2.539cm" draw:kind="arc" draw:start-angle="180" draw:end-angle="0">
          <text:p/>
        </draw:ellipse>
        <draw:line draw:style-name="gr3" draw:text-style-name="P1" draw:layer="layout" svg:x1="4.692cm" svg:y1="2.923cm" svg:x2="4.692cm" svg:y2="3.307cm">
          <text:p/>
        </draw:line>
        <draw:line draw:style-name="gr3" draw:text-style-name="P1" draw:layer="layout" svg:x1="4.968cm" svg:y1="2.923cm" svg:x2="4.968cm" svg:y2="3.307cm">
          <text:p/>
        </draw:line>
        <draw:line draw:style-name="gr3" draw:text-style-name="P1" draw:layer="layout" svg:x1="5.244cm" svg:y1="2.923cm" svg:x2="5.244cm" svg:y2="3.268cm">
          <text:p/>
        </draw:line>
        <draw:line draw:style-name="gr3" draw:text-style-name="P1" draw:layer="layout" svg:x1="5.52cm" svg:y1="2.923cm" svg:x2="5.52cm" svg:y2="3.192cm">
          <text:p/>
        </draw:line>
        <draw:line draw:style-name="gr3" draw:text-style-name="P1" draw:layer="layout" svg:x1="4.417cm" svg:y1="2.923cm" svg:x2="4.417cm" svg:y2="3.307cm">
          <text:p/>
        </draw:line>
        <draw:line draw:style-name="gr3" draw:text-style-name="P1" draw:layer="layout" svg:x1="4.141cm" svg:y1="2.923cm" svg:x2="4.141cm" svg:y2="3.268cm">
          <text:p/>
        </draw:line>
        <draw:line draw:style-name="gr3" draw:text-style-name="P1" draw:layer="layout" svg:x1="3.865cm" svg:y1="2.923cm" svg:x2="3.865cm" svg:y2="3.192cm">
          <text:p/>
        </draw:line>
        <draw:line draw:style-name="gr3" draw:text-style-name="P1" draw:layer="layout" svg:x1="4.692cm" svg:y1="3.307cm" svg:x2="4.968cm" svg:y2="2.923cm">
          <text:p/>
        </draw:line>
        <draw:line draw:style-name="gr3" draw:text-style-name="P1" draw:layer="layout" svg:x1="4.968cm" svg:y1="3.307cm" svg:x2="5.244cm" svg:y2="2.923cm">
          <text:p/>
        </draw:line>
        <draw:line draw:style-name="gr3" draw:text-style-name="P1" draw:layer="layout" svg:x1="5.244cm" svg:y1="3.23cm" svg:x2="5.52cm" svg:y2="2.923cm">
          <text:p/>
        </draw:line>
        <draw:line draw:style-name="gr3" draw:text-style-name="P1" draw:layer="layout" svg:x1="4.693cm" svg:y1="3.307cm" svg:x2="4.417cm" svg:y2="2.923cm">
          <text:p/>
        </draw:line>
        <draw:line draw:style-name="gr3" draw:text-style-name="P1" draw:layer="layout" svg:x1="4.417cm" svg:y1="3.307cm" svg:x2="4.141cm" svg:y2="2.923cm">
          <text:p/>
        </draw:line>
        <draw:line draw:style-name="gr3" draw:text-style-name="P1" draw:layer="layout" svg:x1="4.145cm" svg:y1="3.268cm" svg:x2="3.865cm" svg:y2="2.923cm">
          <text:p/>
        </draw:line>
        <draw:line draw:style-name="gr3" draw:text-style-name="P1" draw:layer="layout" svg:x1="2.485cm" svg:y1="2.923cm" svg:x2="2.485cm" svg:y2="3.307cm">
          <text:p/>
        </draw:line>
        <draw:line draw:style-name="gr3" draw:text-style-name="P1" draw:layer="layout" svg:x1="2.761cm" svg:y1="2.923cm" svg:x2="2.761cm" svg:y2="3.307cm">
          <text:p/>
        </draw:line>
        <draw:line draw:style-name="gr3" draw:text-style-name="P1" draw:layer="layout" svg:x1="3.037cm" svg:y1="2.923cm" svg:x2="3.037cm" svg:y2="3.268cm">
          <text:p/>
        </draw:line>
        <draw:line draw:style-name="gr3" draw:text-style-name="P1" draw:layer="layout" svg:x1="3.313cm" svg:y1="2.923cm" svg:x2="3.313cm" svg:y2="3.192cm">
          <text:p/>
        </draw:line>
        <draw:line draw:style-name="gr3" draw:text-style-name="P1" draw:layer="layout" svg:x1="2.209cm" svg:y1="2.923cm" svg:x2="2.209cm" svg:y2="3.307cm">
          <text:p/>
        </draw:line>
        <draw:line draw:style-name="gr3" draw:text-style-name="P1" draw:layer="layout" svg:x1="1.934cm" svg:y1="2.923cm" svg:x2="1.934cm" svg:y2="3.268cm">
          <text:p/>
        </draw:line>
        <draw:line draw:style-name="gr3" draw:text-style-name="P1" draw:layer="layout" svg:x1="1.658cm" svg:y1="2.923cm" svg:x2="1.658cm" svg:y2="3.192cm">
          <text:p/>
        </draw:line>
        <draw:line draw:style-name="gr3" draw:text-style-name="P1" draw:layer="layout" svg:x1="2.485cm" svg:y1="3.307cm" svg:x2="2.761cm" svg:y2="2.923cm">
          <text:p/>
        </draw:line>
        <draw:line draw:style-name="gr3" draw:text-style-name="P1" draw:layer="layout" svg:x1="2.761cm" svg:y1="3.307cm" svg:x2="3.037cm" svg:y2="2.923cm">
          <text:p/>
        </draw:line>
        <draw:line draw:style-name="gr3" draw:text-style-name="P1" draw:layer="layout" svg:x1="3.037cm" svg:y1="3.23cm" svg:x2="3.313cm" svg:y2="2.923cm">
          <text:p/>
        </draw:line>
        <draw:line draw:style-name="gr3" draw:text-style-name="P1" draw:layer="layout" svg:x1="2.485cm" svg:y1="3.307cm" svg:x2="2.209cm" svg:y2="2.923cm">
          <text:p/>
        </draw:line>
        <draw:line draw:style-name="gr3" draw:text-style-name="P1" draw:layer="layout" svg:x1="2.21cm" svg:y1="3.307cm" svg:x2="1.934cm" svg:y2="2.923cm">
          <text:p/>
        </draw:line>
        <draw:line draw:style-name="gr3" draw:text-style-name="P1" draw:layer="layout" svg:x1="1.938cm" svg:y1="3.268cm" svg:x2="1.658cm" svg:y2="2.923cm">
          <text:p/>
        </draw:line>
        <draw:custom-shape draw:style-name="gr4" draw:text-style-name="P3" draw:layer="layout" svg:width="0.144cm" svg:height="0.144cm" svg:x="3.517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3cm" svg:x="3.109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3cm" svg:x="3.901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1.31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5.724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1.142cm" svg:y="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1.449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5.364cm" svg:y="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5.556cm" svg:y="2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89cm" svg:y1="4.482cm" svg:x2="3.589cm" svg:y2="1.891cm">
          <text:p/>
        </draw:line>
        <draw:line draw:style-name="gr3" draw:text-style-name="P1" draw:layer="layout" svg:x1="3.589cm" svg:y1="3.907cm" svg:x2="3.934cm" svg:y2="3.281cm">
          <text:p/>
        </draw:line>
        <draw:line draw:style-name="gr3" draw:text-style-name="P1" draw:layer="layout" svg:x1="3.589cm" svg:y1="3.906cm" svg:x2="3.205cm" svg:y2="3.234cm">
          <text:p/>
        </draw:line>
        <draw:custom-shape draw:style-name="gr4" draw:text-style-name="P3" draw:layer="layout" svg:width="0.144cm" svg:height="0.144cm" svg:x="3.519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01cm" svg:y1="4.098cm" svg:x2="3.877cm" svg:y2="4.098cm">
          <text:p/>
        </draw:line>
        <draw:custom-shape draw:style-name="gr6" draw:text-style-name="P4" draw:layer="layout" svg:width="0.576cm" svg:height="0.192cm" svg:x="3.301cm" svg:y="4.0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41cm" svg:y1="3.941cm" svg:x2="3.431cm" svg:y2="4.097cm">
          <text:p/>
        </draw:line>
        <draw:line draw:style-name="gr3" draw:text-style-name="P1" draw:layer="layout" svg:x1="3.624cm" svg:y1="3.931cm" svg:x2="3.754cm" svg:y2="4.102cm">
          <text:p/>
        </draw:line>
        <draw:line draw:style-name="gr3" draw:text-style-name="P1" draw:layer="layout" svg:x1="1.343cm" svg:y1="2.986cm" svg:x2="1.212cm" svg:y2="3.28cm">
          <text:p/>
        </draw:line>
        <draw:line draw:style-name="gr3" draw:text-style-name="P1" draw:layer="layout" svg:x1="1.395cm" svg:y1="2.983cm" svg:x2="1.516cm" svg:y2="3.286cm">
          <text:p/>
        </draw:line>
        <draw:line draw:style-name="gr3" draw:text-style-name="P1" draw:layer="layout" svg:x1="1.124cm" svg:y1="3.276cm" svg:x2="1.608cm" svg:y2="3.275cm">
          <text:p/>
        </draw:line>
        <draw:line draw:style-name="gr3" draw:text-style-name="P1" draw:layer="layout" svg:x1="1.126cm" svg:y1="3.437cm" svg:x2="1.607cm" svg:y2="3.439cm">
          <text:p/>
        </draw:line>
        <draw:custom-shape draw:style-name="gr7" draw:text-style-name="P4" draw:layer="layout" svg:width="0.493cm" svg:height="0.18cm" svg:x="1.114cm" svg:y="3.43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28cm" svg:y1="2.617cm" svg:x2="5.68cm" svg:y2="2.305cm">
          <text:p/>
        </draw:line>
        <draw:line draw:style-name="gr3" draw:text-style-name="P1" draw:layer="layout" svg:x1="5.376cm" svg:y1="2.743cm" svg:x2="5.776cm" svg:y2="2.431cm">
          <text:p/>
        </draw:line>
        <draw:line draw:style-name="gr3" draw:text-style-name="P1" draw:layer="layout" svg:x1="5.487cm" svg:y1="2.64cm" svg:x2="5.751cm" svg:y2="2.877cm">
          <text:p/>
        </draw:line>
        <draw:line draw:style-name="gr3" draw:text-style-name="P1" draw:layer="layout" svg:x1="5.658cm" svg:y1="2.519cm" svg:x2="5.772cm" svg:y2="2.854cm">
          <text:p/>
        </draw:line>
        <draw:custom-shape draw:style-name="gr8" draw:text-style-name="P5" draw:layer="layout" svg:width="0.143cm" svg:height="0.513cm" draw:transform="skewX (0.00383972435438748) rotate (-0.912632665867835) translate (5.601cm 2.192cm)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697cm" svg:height="0.683cm" svg:x="0.777cm" svg:y="2.695cm">
          <draw:text-box>
            <text:p><text:span text:style-name="T1">A</text:span></text:p>
          </draw:text-box>
        </draw:frame>
        <draw:frame draw:style-name="gr9" draw:text-style-name="P6" draw:layer="layout" svg:width="0.697cm" svg:height="0.683cm" svg:x="5.531cm" svg:y="2.28cm">
          <draw:text-box>
            <text:p><text:span text:style-name="T1">B</text:span></text:p>
          </draw:text-box>
        </draw:frame>
        <draw:frame draw:style-name="gr9" draw:text-style-name="P6" draw:layer="layout" svg:width="0.697cm" svg:height="0.683cm" svg:x="2.063cm" svg:y="3.13cm">
          <draw:text-box>
            <text:p><text:span text:style-name="T1">I</text:span></text:p>
          </draw:text-box>
        </draw:frame>
        <draw:frame draw:style-name="gr10" draw:text-style-name="P6" draw:layer="layout" svg:width="0.866cm" svg:height="1.115cm" svg:x="4.596cm" svg:y="3.103cm">
          <draw:text-box>
            <text:p><text:span text:style-name="T1">II</text:span></text:p>
          </draw:text-box>
        </draw:frame>
        <draw:frame draw:style-name="gr11" draw:text-style-name="P6" draw:layer="layout" svg:width="0.87cm" svg:height="1.547cm" svg:x="2.676cm" svg:y="3.189cm">
          <draw:text-box>
            <text:p><text:span text:style-name="T1">III</text:span></text:p>
          </draw:text-box>
        </draw:frame>
        <draw:frame draw:style-name="gr10" draw:text-style-name="P6" draw:layer="layout" svg:width="0.845cm" svg:height="1.115cm" svg:x="3.622cm" svg:y="3.164cm">
          <draw:text-box>
            <text:p><text:span text:style-name="T1">IV</text:span></text:p>
          </draw:text-box>
        </draw:frame>
        <draw:line draw:style-name="gr12" draw:text-style-name="P1" draw:layer="layout" svg:x1="2.884cm" svg:y1="1.975cm" svg:x2="2.884cm" svg:y2="2.911cm">
          <text:p/>
        </draw:line>
        <draw:line draw:style-name="gr13" draw:text-style-name="P1" draw:layer="layout" svg:x1="1.384cm" svg:y1="2.843cm" svg:x2="1.384cm" svg:y2="2.347cm">
          <text:p/>
        </draw:line>
        <draw:line draw:style-name="gr14" draw:text-style-name="P1" draw:layer="layout" svg:x1="1.389cm" svg:y1="2.461cm" svg:x2="2.871cm" svg:y2="2.461cm">
          <text:p/>
        </draw:line>
        <draw:frame draw:style-name="gr9" draw:text-style-name="P6" draw:layer="layout" svg:width="0.697cm" svg:height="0.683cm" svg:x="1.799cm" svg:y="1.95cm">
          <draw:text-box>
            <text:p><text:span text:style-name="T1">a</text:span></text:p>
          </draw:text-box>
        </draw:frame>
        <draw:frame draw:style-name="gr9" draw:text-style-name="P6" draw:layer="layout" svg:width="0.697cm" svg:height="0.683cm" svg:x="3.461cm" svg:y="2.299cm">
          <draw:text-box>
            <text:p><text:span text:style-name="T1">D</text:span></text:p>
          </draw:text-box>
        </draw:frame>
        <draw:frame draw:style-name="gr9" draw:text-style-name="P6" draw:layer="layout" svg:width="0.697cm" svg:height="0.683cm" svg:x="3.48cm" svg:y="3.547cm">
          <draw:text-box>
            <text:p><text:span text:style-name="T1">C</text:span></text:p>
          </draw:text-box>
        </draw:frame>
        <draw:frame draw:style-name="gr9" draw:text-style-name="P6" draw:layer="layout" svg:width="0.697cm" svg:height="0.683cm" svg:x="2.732cm" svg:y="1.951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3:11:54.426548518</meta:creation-date>
    <dc:date>2017-06-15T14:09:11.630788439</dc:date>
    <meta:editing-duration>PT31M27S</meta:editing-duration>
    <meta:editing-cycles>11</meta:editing-cycles>
    <meta:generator>LibreOffice/5.1.6.2$Linux_X86_64 LibreOffice_project/10m0$Build-2</meta:generator>
    <meta:document-statistic meta:object-count="69"/>
  </office:meta>
</office:document-meta>
</file>